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Heading_20_2">
      <style:text-properties style:font-name="Times" fo:font-size="12pt" style:font-size-asian="12pt" style:font-size-complex="12pt"/>
    </style:style>
    <style:style style:name="P2" style:family="paragraph" style:parent-style-name="Standard">
      <style:paragraph-properties>
        <style:tab-stops>
          <style:tab-stop style:position="0.79cm"/>
          <style:tab-stop style:position="1.976cm"/>
        </style:tab-stops>
      </style:paragraph-properties>
      <style:text-properties style:font-name="Times"/>
    </style:style>
    <style:style style:name="P3" style:family="paragraph" style:parent-style-name="Standard">
      <style:paragraph-properties>
        <style:tab-stops>
          <style:tab-stop style:position="0.79cm"/>
        </style:tab-stops>
      </style:paragraph-properties>
      <style:text-properties style:font-name="Times"/>
    </style:style>
    <style:style style:name="P4" style:family="paragraph" style:parent-style-name="Standard">
      <style:paragraph-properties>
        <style:tab-stops>
          <style:tab-stop style:position="0.536cm"/>
          <style:tab-stop style:position="1.496cm"/>
          <style:tab-stop style:position="2.286cm"/>
        </style:tab-stops>
      </style:paragraph-properties>
      <style:text-properties style:font-name="Times"/>
    </style:style>
    <style:style style:name="P5" style:family="paragraph" style:parent-style-name="Standard" style:list-style-name="L2">
      <style:paragraph-properties fo:margin-top="0.199cm" fo:margin-bottom="0.199cm" text:number-lines="false" text:line-number="0"/>
      <style:text-properties style:font-name="Times"/>
    </style:style>
    <style:style style:name="P6" style:family="paragraph" style:parent-style-name="Standard">
      <style:paragraph-properties text:number-lines="false" text:line-number="0"/>
    </style:style>
    <style:style style:name="P7" style:family="paragraph" style:parent-style-name="Standard">
      <style:paragraph-properties fo:text-align="start" style:justify-single-word="false" text:number-lines="false" text:line-number="0"/>
      <style:text-properties style:font-name="Charter" fo:font-size="10pt" fo:font-style="italic" style:font-size-asian="10pt" style:font-style-asian="italic" style:font-size-complex="10pt" style:font-style-complex="italic"/>
    </style:style>
    <style:style style:name="T1" style:family="text">
      <style:text-properties style:font-name="Charter" fo:font-size="10pt" fo:font-style="italic" style:font-size-asian="10pt" style:font-style-asian="italic" style:font-size-complex="10pt" style:font-style-complex="italic"/>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gredients</text:h>
      <text:p text:style-name="P2">500 grams<text:tab/>ling fish fillets</text:p>
      <text:p text:style-name="P3">2<text:tab/>tablespoons ghee or oil</text:p>
      <text:p text:style-name="P3">1<text:tab/>medium onion, finely chopped</text:p>
      <text:p text:style-name="P3">2<text:tab/>cloves garlic, finely chopped</text:p>
      <text:p text:style-name="P3">2<text:tab/>tablespoons chopped fresh coriander leaves</text:p>
      <text:p text:style-name="P3">½<text:tab/>teaspoon ground cummin</text:p>
      <text:p text:style-name="P3">1<text:tab/>teaspoon ground turmeric</text:p>
      <text:p text:style-name="P3">½<text:tab/>teaspoon chilli powder</text:p>
      <text:p text:style-name="P3">½<text:tab/>fresh chopped chilli</text:p>
      <text:p text:style-name="P3">½ <text:s/><text:tab/>teaspoon chilli powder</text:p>
      <text:p text:style-name="P3">1<text:tab/>large ripe tomato, chopped</text:p>
      <text:p text:style-name="P3">1 <text:s text:c="2"/><text:tab/>teaspoon salt</text:p>
      <text:p text:style-name="P3">1½<text:tab/>teaspoons garam masala</text:p>
      <text:p text:style-name="P4">lemon or lime juice to taste</text:p>
      <text:h text:style-name="P1" text:outline-level="2">Method</text:h>
      <text:list text:style-name="L2">
        <text:list-item>
          <text:p text:style-name="P5">Wash the fish and cut into serving pieces.</text:p>
        </text:list-item>
        <text:list-item>
          <text:p text:style-name="P5">Heat the ghee or oil in a saucepan and on a low heat fry the onion, garlic and coriander, stirring, until onion is soft and golden. <text:s/></text:p>
        </text:list-item>
        <text:list-item>
          <text:p text:style-name="P5">Add the cummin, turmeric, and chilli powder and stir until the spices are cooked. <text:s/></text:p>
        </text:list-item>
        <text:list-item>
          <text:p text:style-name="P5">Add the tomato, salt and garam masala and fry, stirring, until tomato is cooked to a pulp. <text:s/></text:p>
        </text:list-item>
        <text:list-item>
          <text:p text:style-name="P5">Add lemon juice and check whether more salt is needed. <text:s/></text:p>
        </text:list-item>
        <text:list-item>
          <text:p text:style-name="P5">Put the pieces of fish into the tomato gravy, spooning it over the fish, cover and simmer for 10 minutes, or until fish is cooked. <text:s/></text:p>
        </text:list-item>
        <text:list-item>
          <text:p text:style-name="P5">Serve with steamed rice.</text:p>
        </text:list-item>
      </text:list>
      <text:p text:style-name="P6"><text:span text:style-name="T1">Serves 4</text:span>.</text:p>
      <text:p text:style-name="P7">Source: "The Complete Asian Cookbook", Charmanine Solom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Machchi Tamatar Ki Kari (Fish Curry with Tomato)</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Frank Jung</meta:initial-creator>
    <meta:creation-date>2005-05-31T18:55:09</meta:creation-date>
    <dc:creator>Frank Jung</dc:creator>
    <dc:date>2005-05-31T19:09:08</dc:date>
    <meta:printed-by>Frank Jung</meta:printed-by>
    <meta:print-date>2005-05-31T19:08:35</meta:print-date>
    <dc:language>en-AU</dc:language>
    <meta:editing-cycles>5</meta:editing-cycles>
    <meta:editing-duration>PT14M3S</meta:editing-duration>
    <meta:user-defined meta:name="Info 1"/>
    <meta:user-defined meta:name="Info 2"/>
    <meta:user-defined meta:name="Info 3"/>
    <meta:user-defined meta:name="Info 4"/>
    <meta:document-statistic meta:table-count="0" meta:image-count="0" meta:object-count="0" meta:page-count="1" meta:paragraph-count="26" meta:word-count="188" meta:character-count="1072"/>
  </office:meta>
</office:document-meta>
</file>